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RobotoDraft,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17cm" table:align="left"/>
    </style:style>
    <style:style style:name="Πίνακας1.A" style:family="table-column">
      <style:table-column-properties style:column-width="3.484cm"/>
    </style:style>
    <style:style style:name="Πίνακας1.B" style:family="table-column">
      <style:table-column-properties style:column-width="13.517cm"/>
    </style:style>
    <style:style style:name="Πίνακας1.A1" style:family="table-cell">
      <style:table-cell-properties fo:padding="0.049cm" fo:border="none"/>
    </style:style>
    <style:style style:name="Πίνακας1.B1" style:family="table-cell">
      <style:table-cell-properties style:vertical-align="middle" fo:padding="0.049cm" fo:border="none"/>
    </style:style>
    <style:style style:name="P1" style:family="paragraph" style:parent-style-name="Standard">
      <style:paragraph-properties fo:margin-left="0cm" fo:margin-right="0cm" fo:margin-top="0.318cm" fo:margin-bottom="0.318cm" style:contextual-spacing="false" fo:orphans="2" fo:widows="2" fo:text-indent="0cm" style:auto-text-indent="false"/>
      <style:text-properties fo:font-variant="normal" fo:text-transform="none" fo:color="#222222" loext:opacity="100%" style:font-name="Roboto" fo:letter-spacing="normal" fo:font-style="normal" fo:font-weight="normal"/>
    </style:style>
    <style:style style:name="P2" style:family="paragraph" style:parent-style-name="Table_20_Contents">
      <style:paragraph-properties fo:margin-left="0cm" fo:margin-right="0cm" fo:margin-top="0cm" fo:margin-bottom="0cm" style:contextual-spacing="false" fo:text-indent="0cm" style:auto-text-indent="false"/>
    </style:style>
    <style:style style:name="P3" style:family="paragraph" style:parent-style-name="Table_20_Contents">
      <style:paragraph-properties fo:margin-left="0cm" fo:margin-right="0cm" fo:margin-top="0cm" fo:margin-bottom="0cm" style:contextual-spacing="false" fo:text-indent="0cm" style:auto-text-indent="false"/>
      <style:text-properties style:font-name="Roboto"/>
    </style:style>
    <style:style style:name="P4" style:family="paragraph" style:parent-style-name="Table_20_Contents">
      <style:paragraph-properties fo:margin-top="0cm" fo:margin-bottom="0cm" style:contextual-spacing="false"/>
      <style:text-properties style:font-name="Roboto"/>
    </style:style>
    <style:style style:name="P5" style:family="paragraph" style:parent-style-name="Text_20_body">
      <style:paragraph-properties fo:margin-top="0.169cm" fo:margin-bottom="0cm" style:contextual-spacing="false" fo:orphans="2" fo:widows="2"/>
      <style:text-properties fo:font-variant="normal" fo:text-transform="none" fo:color="#222222" loext:opacity="100%" style:font-name="Roboto" fo:letter-spacing="normal" fo:font-style="normal" fo:font-weight="normal" style:font-name-asian="Roboto" style:font-style-asian="normal" style:font-weight-asian="normal" style:font-name-complex="Roboto" style:font-style-complex="normal" style:font-weight-complex="normal" loext:padding="0cm" loext:border="none"/>
    </style:style>
    <style:style style:name="T1" style:family="text">
      <style:text-properties style:font-name="Roboto" style:font-name-asian="Roboto" style:font-name-complex="Roboto"/>
    </style:style>
    <style:style style:name="T2" style:family="text">
      <style:text-properties fo:color="#1155cc" loext:opacity="100%" style:font-name="Roboto"/>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2p6">
        <text:section text:style-name="Sect1" text:name=":2n0">
          <table:table table:name="Πίνακας1" table:style-name="Πίνακας1">
            <table:table-column table:style-name="Πίνακας1.A"/>
            <table:table-column table:style-name="Πίνακας1.B"/>
            <table:table-row table:style-name="TableLine2229561044960">
              <table:table-cell table:style-name="Πίνακας1.A1" office:value-type="string">
                <text:p text:style-name="P3">Ονομα Ομάδας:</text:p>
              </table:table-cell>
              <table:table-cell table:style-name="Πίνακας1.B1" office:value-type="string">
                <text:p text:style-name="P3">Drosoulites</text:p>
              </table:table-cell>
            </table:table-row>
            <table:table-row table:style-name="TableLine2229561044960">
              <table:table-cell table:style-name="Πίνακας1.A1" office:value-type="string">
                <text:p text:style-name="P3">Όνομα Σχολείου :</text:p>
              </table:table-cell>
              <table:table-cell table:style-name="Πίνακας1.B1" office:value-type="string">
                <text:p text:style-name="P3">Γυμνάσιο Δροσιάς</text:p>
              </table:table-cell>
            </table:table-row>
            <table:table-row table:style-name="TableLine2229561044960">
              <table:table-cell table:style-name="Πίνακας1.A1" office:value-type="string">
                <text:p text:style-name="P3">Διεύθυνση Σχολείου (Οδός, Αριθμός, Δήμος, ΤΚ) :</text:p>
              </table:table-cell>
              <table:table-cell table:style-name="Πίνακας1.B1" office:value-type="string">
                <text:p text:style-name="P3">1ης Μαΐου 4, Δροσιά ,14572, Δήμος Διονύσου</text:p>
              </table:table-cell>
            </table:table-row>
            <table:table-row table:style-name="TableLine2229561044960">
              <table:table-cell table:style-name="Πίνακας1.A1" office:value-type="string">
                <text:p text:style-name="P3">Χώρα:</text:p>
              </table:table-cell>
              <table:table-cell table:style-name="Πίνακας1.B1" office:value-type="string">
                <text:p text:style-name="P3">Ελλάδα</text:p>
              </table:table-cell>
            </table:table-row>
            <table:table-row table:style-name="TableLine2229561044960">
              <table:table-cell table:style-name="Πίνακας1.A1" office:value-type="string">
                <text:p text:style-name="P3">Περιφέρεια:</text:p>
              </table:table-cell>
              <table:table-cell table:style-name="Πίνακας1.B1" office:value-type="string">
                <text:p text:style-name="P3">Αττική</text:p>
              </table:table-cell>
            </table:table-row>
            <table:table-row table:style-name="TableLine2229561044960">
              <table:table-cell table:style-name="Πίνακας1.A1" office:value-type="string">
                <text:p text:style-name="P3">Κατηγορία στην οποία θέλετε να συμμετέχετε:</text:p>
              </table:table-cell>
              <table:table-cell table:style-name="Πίνακας1.B1" office:value-type="string">
                <text:p text:style-name="P3">Γυμνάσια</text:p>
              </table:table-cell>
            </table:table-row>
            <table:table-row table:style-name="TableLine2229561044960">
              <table:table-cell table:style-name="Πίνακας1.A1" office:value-type="string">
                <text:p text:style-name="P3">Θέλω να συμμετέχω ως :</text:p>
              </table:table-cell>
              <table:table-cell table:style-name="Πίνακας1.B1" office:value-type="string">
                <text:p text:style-name="P3">Σχολείο</text:p>
              </table:table-cell>
            </table:table-row>
            <table:table-row table:style-name="TableLine2229561044960">
              <table:table-cell table:style-name="Πίνακας1.A1" office:value-type="string">
                <text:p text:style-name="P3">Τίτλος έργου:</text:p>
              </table:table-cell>
              <table:table-cell table:style-name="Πίνακας1.B1" office:value-type="string">
                <text:p text:style-name="P3">Διάθεση νερού πισίνας σε αυτόματο σύστημα πυρόσβεσης</text:p>
              </table:table-cell>
            </table:table-row>
            <table:table-row table:style-name="TableLine2229561044960">
              <table:table-cell table:style-name="Πίνακας1.A1" office:value-type="string">
                <text:p text:style-name="P3">Αναλυτική περιγραφή ιδέας:</text:p>
              </table:table-cell>
              <table:table-cell table:style-name="Πίνακας1.B1" office:value-type="string">
                <text:p text:style-name="P4">Η λειψυδρία- ερημοποίηση και οι καταστρεπτικές πυρκαγιές είναι δύο από τις τραγικές συνέπειες της κλιματικής κρίσης</text:p>
                <text:p text:style-name="P4">Η αλόγιστη χρήση υδάτινων πόρων σε συνδυασμό με την παρατεταμένη ανομβρία, αναδεικνύουν το ζήτημα της διαχείρισης του νερού σε μείζονος σημασίας για την επιβίωση και την ποιότητα ζωής των ανθρώπων σε πολλές περιοχές του πλανήτη. Συνεπώς, η έννοια της κυκλικής οικονομίας είναι επιτακτική ανάγκη να υλοποιηθεί στην χρήση των υδάτινων πόρων, ώστε να μειωθεί η κατανάλωση νερού στο ελάχιστο.</text:p>
                <text:p text:style-name="P4">Από την άλλη, οι ολοένα και υψηλότερες θερμοκρασίες που σημειώνονται στην γη, οδηγούν σε καταστρεπτικές πυρκαγιές, οι οποίες είναι ιδιαίτερα δύσκολο να τεθούν υπό έλεγχο και συχνά οι πυροσβεστικές δυνάμεις αποδεικνύονται ανεπαρκείς να τις ανακόψουν. Αυτό το καλοκαίρι ο Δήμος Διονύσου απειλήθηκε επανειλημμένα από τέτοιες πυρκαγιές. Μάλιστα, για την αντιμετώπισή τους κλήθηκαν και δυνάμεις από ξένες χώρες.</text:p>
                <text:p text:style-name="P3">Το σχολείο προκειμένου να ευαισθητοποιήσει τους μαθητές σε θέματα κλιματικής κρίσης, αποφάσισε να ασχοληθεί η ομάδα Ρομποτικής του Γυμνασίου ("Drosoulites") με ένα πρότζεκτ που επιχειρεί να αντιμετωπίσει και τις δύο παραπάνω αρνητικές επιπτώσεις της κλιματικής κρίσης. Πρόκειται για την διάθεση του νερού της πισίνας οικιών, ξενοδοχείων ή κολυμβητηρίων σε ένα αυτόματο σύστημα πυρόσβεσης που θα προστατεύει το κτίριο. Εναλλακτικά, οι δεξαμενές του συστήματος αυτού θα μπορούσαν να χρησιμοποιηθούν για άντληση νερού από πυροσβεστικά οχήματα, εφόσον αυτά έχουν καταφθάσει έγκαιρα και χρειάζονται νερό.<text:line-break/>H ηλεκτρική ενέργεια θα παρέχεται από ηλιακό συλλέκτη.<text:line-break/>Με την εφαρμογή αυτή, αποφεύγεται η χρήση νέων, μεγάλων ποσοτήτων νερού για την πυρόσβεση, ενώ παράλληλα παρέχεται προστασία από πυρκαγιές.</text:p>
              </table:table-cell>
            </table:table-row>
            <table:table-row table:style-name="TableLine2229561044960">
              <table:table-cell table:style-name="Πίνακας1.A1" office:value-type="string">
                <text:p text:style-name="P3">Διεύθυνση αποθετηρίου στο Github:</text:p>
              </table:table-cell>
              <table:table-cell table:style-name="Πίνακας1.B1" office:value-type="string">
                <text:p text:style-name="P2"><text:a xlink:type="simple" xlink:href="https://github.com/pkoutroubas/Drosoulites" office:target-frame-name="_blank" xlink:show="new" text:style-name="Internet_20_link" text:visited-style-name="Visited_20_Internet_20_Link"><text:span text:style-name="T2">https://github.com/pkoutroubas/Drosoulites</text:span></text:a></text:p>
              </table:table-cell>
            </table:table-row>
            <table:table-row table:style-name="TableLine2229561044960">
              <table:table-cell table:style-name="Πίνακας1.A1" office:value-type="string">
                <text:p text:style-name="P3">Λίστα προτεινόμενου <text:soft-page-break/>εξοπλισμού:</text:p>
              </table:table-cell>
              <table:table-cell table:style-name="Πίνακας1.B1" office:value-type="string">
                <text:p text:style-name="P3">Arduino uno, LM35, 2 water level sensors, 2 3V water pumps, 2 5V relays, solar panel</text:p>
              </table:table-cell>
            </table:table-row>
            <table:table-row table:style-name="TableLine2229561044960">
              <table:table-cell table:style-name="Πίνακας1.A1" office:value-type="string">
                <text:p text:style-name="P3">Ενδεικτικό κόστος:</text:p>
              </table:table-cell>
              <table:table-cell table:style-name="Πίνακας1.B1" office:value-type="string">
                <text:p text:style-name="P3">50</text:p>
              </table:table-cell>
            </table:table-row>
            <table:table-row table:style-name="TableLine2229561044960">
              <table:table-cell table:style-name="Πίνακας1.A1" office:value-type="string">
                <text:p text:style-name="P3">'Ονομα:</text:p>
              </table:table-cell>
              <table:table-cell table:style-name="Πίνακας1.B1" office:value-type="string">
                <text:p text:style-name="P3">Παύλος</text:p>
              </table:table-cell>
            </table:table-row>
            <table:table-row table:style-name="TableLine2229561044960">
              <table:table-cell table:style-name="Πίνακας1.A1" office:value-type="string">
                <text:p text:style-name="P3">Επώνυμο:</text:p>
              </table:table-cell>
              <table:table-cell table:style-name="Πίνακας1.B1" office:value-type="string">
                <text:p text:style-name="P3">Κουτρουμπάς</text:p>
              </table:table-cell>
            </table:table-row>
            <table:table-row table:style-name="TableLine2229561044960">
              <table:table-cell table:style-name="Πίνακας1.A1" office:value-type="string">
                <text:p text:style-name="P3">Email:</text:p>
              </table:table-cell>
              <table:table-cell table:style-name="Πίνακας1.B1" office:value-type="string">
                <text:p text:style-name="P2"><text:a xlink:type="simple" xlink:href="mailto:pkoutroub@gmail.com" office:target-frame-name="_blank" xlink:show="new" text:style-name="Internet_20_link" text:visited-style-name="Visited_20_Internet_20_Link"><text:span text:style-name="T2">pkoutroub@gmail.com</text:span></text:a></text:p>
              </table:table-cell>
            </table:table-row>
            <table:table-row table:style-name="TableLine2229561044960">
              <table:table-cell table:style-name="Πίνακας1.A1" office:value-type="string">
                <text:p text:style-name="P3">Αριθμός τηλεφώνου Υπεύθυνου Εκπαιδευτικού:</text:p>
              </table:table-cell>
              <table:table-cell table:style-name="Πίνακας1.B1" office:value-type="string">
                <text:p text:style-name="P3">69777449596</text:p>
              </table:table-cell>
            </table:table-row>
            <table:table-row table:style-name="TableLine2229561044960">
              <table:table-cell table:style-name="Πίνακας1.A1" office:value-type="string">
                <text:p text:style-name="P3">Ιδιότητα:</text:p>
              </table:table-cell>
              <table:table-cell table:style-name="Πίνακας1.B1" office:value-type="string">
                <text:p text:style-name="P4">Εκπαιδευτικός</text:p>
              </table:table-cell>
            </table:table-row>
          </table:table>
          <text:p text:style-name="P5"/>
        </text:section>
      </text:section>
      <text:section text:style-name="Sect1" text:name=":2px">
        <text:p text:style-name="P1"><text:line-break/></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RobotoDraft,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5T18:09:36.372000000</meta:creation-date>
    <dc:date>2021-12-15T18:10:53.711000000</dc:date>
    <meta:editing-duration>PT1M17S</meta:editing-duration>
    <meta:editing-cycles>1</meta:editing-cycles>
    <meta:generator>LibreOffice/7.1.1.2$Windows_X86_64 LibreOffice_project/fe0b08f4af1bacafe4c7ecc87ce55bb426164676</meta:generator>
    <meta:document-statistic meta:table-count="1" meta:image-count="0" meta:object-count="0" meta:page-count="2" meta:paragraph-count="38" meta:word-count="333" meta:character-count="2390" meta:non-whitespace-character-count="2093"/>
  </office:meta>
</office:document-meta>
</file>